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text-properties officeooo:paragraph-rsid="0002ff02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Heading_20_3">
      <style:text-properties officeooo:paragraph-rsid="0005aa8a"/>
    </style:style>
    <style:style style:name="P12" style:family="paragraph" style:parent-style-name="Heading_20_3">
      <style:text-properties officeooo:paragraph-rsid="0008aafa"/>
    </style:style>
    <style:style style:name="P13" style:family="paragraph" style:parent-style-name="Heading_20_4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indent="0cm" style:auto-text-indent="false"/>
    </style:style>
    <style:style style:name="P16" style:family="paragraph" style:parent-style-name="Text_20_body">
      <style:text-properties officeooo:rsid="0002ff02" officeooo:paragraph-rsid="0002ff02" fo:background-color="#ffff00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>
      <style:text-properties officeooo:paragraph-rsid="0005aa8a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text-indent="0cm" style:auto-text-indent="false"/>
    </style:style>
    <style:style style:name="P2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4">
      <style:paragraph-properties fo:margin-left="0cm" fo:margin-right="0cm" fo:text-indent="0cm" style:auto-text-indent="fals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8">
      <style:paragraph-properties fo:margin-left="0cm" fo:margin-right="0cm" fo:text-indent="0cm" style:auto-text-indent="false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9" style:family="paragraph" style:parent-style-name="Text_20_body" style:list-style-name="L9">
      <style:paragraph-properties fo:margin-left="0cm" fo:margin-right="0cm" fo:text-indent="0cm" style:auto-text-indent="false"/>
    </style:style>
    <style:style style:name="P40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0">
      <style:paragraph-properties fo:margin-left="0cm" fo:margin-right="0cm" fo:text-indent="0cm" style:auto-text-indent="false"/>
    </style:style>
    <style:style style:name="P42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1">
      <style:paragraph-properties fo:margin-left="0cm" fo:margin-right="0cm" fo:text-indent="0cm" style:auto-text-indent="false"/>
    </style:style>
    <style:style style:name="P44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12">
      <style:paragraph-properties fo:margin-left="0cm" fo:margin-right="0cm" fo:text-indent="0cm" style:auto-text-indent="false"/>
    </style:style>
    <style:style style:name="P46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47" style:family="paragraph" style:parent-style-name="Text_20_body" style:list-style-name="L13">
      <style:paragraph-properties fo:margin-left="0cm" fo:margin-right="0cm" fo:text-indent="0cm" style:auto-text-indent="false"/>
    </style:style>
    <style:style style:name="P48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14">
      <style:paragraph-properties fo:margin-left="0cm" fo:margin-right="0cm" fo:text-indent="0cm" style:auto-text-indent="false"/>
    </style:style>
    <style:style style:name="P50" style:family="paragraph" style:parent-style-name="Text_20_body" style:list-style-name="L15">
      <style:paragraph-properties fo:margin-left="0cm" fo:margin-right="0cm" fo:text-indent="0cm" style:auto-text-indent="false"/>
    </style:style>
    <style:style style:name="P51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16">
      <style:paragraph-properties fo:margin-left="0cm" fo:margin-right="0cm" fo:text-indent="0cm" style:auto-text-indent="false"/>
    </style:style>
    <style:style style:name="P54" style:family="paragraph" style:parent-style-name="Text_20_body" style:list-style-name="L17">
      <style:paragraph-properties fo:margin-left="0cm" fo:margin-right="0cm" fo:text-indent="0cm" style:auto-text-indent="false"/>
    </style:style>
    <style:style style:name="P55" style:family="paragraph" style:parent-style-name="Text_20_body">
      <style:text-properties officeooo:paragraph-rsid="0008aafa"/>
    </style:style>
    <style:style style:name="P56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18">
      <style:paragraph-properties fo:margin-left="0cm" fo:margin-right="0cm" fo:text-indent="0cm" style:auto-text-indent="false"/>
    </style:style>
    <style:style style:name="P58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19">
      <style:paragraph-properties fo:margin-left="0cm" fo:margin-right="0cm" fo:text-indent="0cm" style:auto-text-indent="false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8c488" officeooo:paragraph-rsid="0008c488"/>
    </style:style>
    <style:style style:name="P61" style:family="paragraph" style:parent-style-name="Title">
      <style:text-properties officeooo:paragraph-rsid="0005aa8a"/>
    </style:style>
    <style:style style:name="T1" style:family="text">
      <style:text-properties officeooo:rsid="00041ec9"/>
    </style:style>
    <style:style style:name="T2" style:family="text">
      <style:text-properties officeooo:rsid="0002ff02" fo:background-color="#ffff00" loext:char-shading-value="0"/>
    </style:style>
    <style:style style:name="T3" style:family="text">
      <style:text-properties officeooo:rsid="0002ff02" fo:background-color="transparent" loext:char-shading-value="0"/>
    </style:style>
    <style:style style:name="T4" style:family="text">
      <style:text-properties officeooo:rsid="0005aa8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MÓDULO 1<text:span text:style-name="T4">(anexos)</text:span>:</text:p>
      <text:h text:style-name="P12" text:outline-level="3"><text:span text:style-name="Strong_20_Emphasis"><text:span text:style-name="T2">¿Qué es MongoDB?</text:span></text:span></text:h>
      <text:p text:style-name="P22">MongoDB es una base de datos NoSQL orientada a documentos que almacena datos en formato BSON (Binary JSON). A diferencia de las bases de datos relacionales tradicionales, MongoDB no utiliza tablas ni filas, sino colecciones y documentos. Cada documento es un conjunto de pares clave-valor, lo que permite una estructura flexible y escalable para manejar grandes volúmenes de datos.</text:p>
      <text:h text:style-name="P13" text:outline-level="4">Características principales:</text:h>
      <text:list text:style-name="L18">
        <text:list-item>
          <text:p text:style-name="P56"><text:span text:style-name="Strong_20_Emphasis">Esquema flexible </text:span>: No requiere un esquema fijo, lo que facilita la adaptación a cambios en los datos.</text:p>
        </text:list-item>
        <text:list-item>
          <text:p text:style-name="P56"><text:span text:style-name="Strong_20_Emphasis">Alta escalabilidad </text:span>: Soporta el escalado horizontal mediante sharding, lo que permite distribuir datos en múltiples servidores.</text:p>
        </text:list-item>
        <text:list-item>
          <text:p text:style-name="P56"><text:span text:style-name="Strong_20_Emphasis">Índices eficientes </text:span>: Ofrece soporte para índices que mejoran el rendimiento de las consultas.</text:p>
        </text:list-item>
        <text:list-item>
          <text:p text:style-name="P56"><text:span text:style-name="Strong_20_Emphasis">Replicación </text:span>: Proporciona alta disponibilidad mediante réplicas (replica sets), lo que garantiza la redundancia de los datos.</text:p>
        </text:list-item>
        <text:list-item>
          <text:p text:style-name="P56"><text:span text:style-name="Strong_20_Emphasis">Consultas avanzadas </text:span>: Permite realizar consultas complejas, incluyendo agregaciones y búsquedas por texto.</text:p>
        </text:list-item>
        <text:list-item>
          <text:p text:style-name="P57"><text:span text:style-name="Strong_20_Emphasis">Soporte multiplataforma </text:span>: Funciona en sistemas operativos como Linux, Windows y macOS.</text:p>
        </text:list-item>
      </text:list>
      <text:h text:style-name="P13" text:outline-level="4">Escenarios de uso:</text:h>
      <text:list text:style-name="L19">
        <text:list-item>
          <text:p text:style-name="P58"><text:span text:style-name="Strong_20_Emphasis">Aplicaciones web dinámicas </text:span>: Ideal para aplicaciones donde los datos cambian constantemente, como redes sociales o plataformas de comercio electrónico.</text:p>
        </text:list-item>
        <text:list-item>
          <text:p text:style-name="P58"><text:span text:style-name="Strong_20_Emphasis">Big Data </text:span>: Su capacidad para manejar grandes volúmenes de datos no estructurados lo hace adecuado para análisis de big data.</text:p>
        </text:list-item>
        <text:list-item>
          <text:p text:style-name="P58"><text:span text:style-name="Strong_20_Emphasis">IoT (Internet de las cosas) </text:span>: Almacena y procesa datos generados por dispositivos conectados en tiempo real.</text:p>
        </text:list-item>
        <text:list-item>
          <text:p text:style-name="P58"><text:span text:style-name="Strong_20_Emphasis">Sistemas de contenido </text:span>: Gestión de contenido multimedia, como imágenes, videos y metadatos asociados.</text:p>
        </text:list-item>
        <text:list-item>
          <text:p text:style-name="P59"><text:span text:style-name="Strong_20_Emphasis">Análisis en tiempo real </text:span>: Procesamiento de datos en tiempo real para generar informes y estadísticas.</text:p>
        </text:list-item>
      </text:list>
      <text:p text:style-name="Horizontal_20_Line"/>
      <text:h text:style-name="P10" text:outline-level="3"><text:soft-page-break/>Instalación de MongoDB en Ubuntu 24.04 (procedimiento actualizado para 2025)</text:h>
      <text:h text:style-name="P13" text:outline-level="4">Paso 1: Actualizar el sistema</text:h>
      <text:p text:style-name="P22">Antes de instalar MongoDB, asegúrate de que tu sistema esté actualizado:</text:p>
      <text:p text:style-name="P24"/>
      <text:section text:style-name="Sect1" text:name="code-textarea-dc348458-9a33-4081-bea0-5b0bd04f6d24-13">
        <text:p text:style-name="P24">sudo apt update &amp;&amp; sudo apt upgrade -y</text:p>
      </text:section>
      <text:section text:style-name="Sect1" text:name="plt-canvas-dc348458-9a33-4081-bea0-5b0bd04f6d24-13">
        <text:p text:style-name="P24"/>
      </text:section>
      <text:h text:style-name="P13" text:outline-level="4">Paso 2: Importar la clave GPG oficial de MongoDB</text:h>
      <text:p text:style-name="P22">MongoDB utiliza una clave GPG para verificar la autenticidad de los paquetes. Ejecuta el siguiente comando:</text:p>
      <text:p text:style-name="P24"/>
      <text:section text:style-name="Sect1" text:name="code-textarea-dc348458-9a33-4081-bea0-5b0bd04f6d24-17">
        <text:p text:style-name="P24">curl -fsSL https://pgp.mongodb.com/server-7.0.asc | sudo gpg --dearmor -o /usr/share/keyrings/mongodb-server-7.0.gpg</text:p>
      </text:section>
      <text:section text:style-name="Sect1" text:name="plt-canvas-dc348458-9a33-4081-bea0-5b0bd04f6d24-17">
        <text:p text:style-name="P24"/>
      </text:section>
      <text:h text:style-name="P13" text:outline-level="4">Paso 3: Agregar el repositorio de MongoDB</text:h>
      <text:p text:style-name="P22">Crea un archivo de configuración para el repositorio de MongoDB:</text:p>
      <text:p text:style-name="P24"/>
      <text:section text:style-name="Sect1" text:name="code-textarea-dc348458-9a33-4081-bea0-5b0bd04f6d24-21">
        <text:p text:style-name="P24">echo "deb [signed-by=/usr/share/keyrings/mongodb-server-7.0.gpg] https://repo.mongodb.org/apt/ubuntu noble/mongodb-org/7.0 multiverse" | sudo tee /etc/apt/sources.list.d/mongodb-org-7.0.list</text:p>
      </text:section>
      <text:section text:style-name="Sect1" text:name="plt-canvas-dc348458-9a33-4081-bea0-5b0bd04f6d24-21">
        <text:p text:style-name="P24"/>
      </text:section>
      <text:h text:style-name="P13" text:outline-level="4">Paso 4: Actualizar la lista de paquetes</text:h>
      <text:p text:style-name="P22">Actualiza la lista de paquetes disponibles:</text:p>
      <text:p text:style-name="P24">bash</text:p>
      <text:section text:style-name="Sect1" text:name="code-textarea-dc348458-9a33-4081-bea0-5b0bd04f6d24-25">
        <text:p text:style-name="P24">1</text:p>
        <text:p text:style-name="P24">sudo apt update</text:p>
      </text:section>
      <text:section text:style-name="Sect1" text:name="plt-canvas-dc348458-9a33-4081-bea0-5b0bd04f6d24-25">
        <text:p text:style-name="P24"/>
      </text:section>
      <text:h text:style-name="P13" text:outline-level="4">Paso 5: Instalar MongoDB</text:h>
      <text:p text:style-name="P22">Instala MongoDB utilizando el siguiente comando:</text:p>
      <text:p text:style-name="P24"/>
      <text:section text:style-name="Sect1" text:name="code-textarea-dc348458-9a33-4081-bea0-5b0bd04f6d24-29">
        <text:p text:style-name="P24">sudo apt install -y mongodb-org</text:p>
      </text:section>
      <text:section text:style-name="Sect1" text:name="plt-canvas-dc348458-9a33-4081-bea0-5b0bd04f6d24-29">
        <text:p text:style-name="P24"/>
      </text:section>
      <text:h text:style-name="P13" text:outline-level="4">Paso 6: Iniciar y habilitar el servicio</text:h>
      <text:p text:style-name="P22">Inicia el servicio de MongoDB y configúralo para que se inicie automáticamente al arrancar el sistema:</text:p>
      <text:p text:style-name="P24"><text:soft-page-break/></text:p>
      <text:section text:style-name="Sect1" text:name="code-textarea-dc348458-9a33-4081-bea0-5b0bd04f6d24-33">
        <text:p text:style-name="P24">sudo systemctl start mongod</text:p>
        <text:p text:style-name="P24">sudo systemctl enable mongod</text:p>
      </text:section>
      <text:section text:style-name="Sect1" text:name="plt-canvas-dc348458-9a33-4081-bea0-5b0bd04f6d24-33">
        <text:p text:style-name="P24"/>
      </text:section>
      <text:h text:style-name="P13" text:outline-level="4">Paso 7: Verificar el estado del servicio</text:h>
      <text:p text:style-name="P22">Verifica que MongoDB esté funcionando correctamente:</text:p>
      <text:p text:style-name="P24">bash</text:p>
      <text:section text:style-name="Sect1" text:name="code-textarea-dc348458-9a33-4081-bea0-5b0bd04f6d24-37">
        <text:p text:style-name="P24">1</text:p>
        <text:p text:style-name="P24">sudo systemctl status mongod</text:p>
      </text:section>
      <text:section text:style-name="Sect1" text:name="plt-canvas-dc348458-9a33-4081-bea0-5b0bd04f6d24-37">
        <text:p text:style-name="P24"/>
      </text:section>
      <text:h text:style-name="P13" text:outline-level="4">Paso 8: Acceder a MongoDB</text:h>
      <text:p text:style-name="P22">Para acceder a la consola de MongoDB, ejecuta:</text:p>
      <text:p text:style-name="P24"/>
      <text:section text:style-name="Sect1" text:name="code-textarea-dc348458-9a33-4081-bea0-5b0bd04f6d24-41">
        <text:p text:style-name="P24">mongosh</text:p>
      </text:section>
      <text:section text:style-name="Sect1" text:name="plt-canvas-dc348458-9a33-4081-bea0-5b0bd04f6d24-41">
        <text:p text:style-name="P24"/>
      </text:section>
      <text:p text:style-name="Horizontal_20_Line"/>
      <text:h text:style-name="P10" text:outline-level="3">Instalación de MongoDB en Rocky Linux</text:h>
      <text:p text:style-name="P22">Rocky Linux es una distribución basada en RHEL (Red Hat Enterprise Linux), por lo que el procedimiento es ligeramente diferente.</text:p>
      <text:h text:style-name="P13" text:outline-level="4">Paso 1: Actualizar el sistema</text:h>
      <text:p text:style-name="P22">Asegúrate de que tu sistema esté actualizado:</text:p>
      <text:p text:style-name="P24"/>
      <text:section text:style-name="Sect1" text:name="code-textarea-dc348458-9a33-4081-bea0-5b0bd04f6d24-49">
        <text:p text:style-name="P24">sudo dnf update -y</text:p>
      </text:section>
      <text:section text:style-name="Sect1" text:name="plt-canvas-dc348458-9a33-4081-bea0-5b0bd04f6d24-49">
        <text:p text:style-name="P24"/>
      </text:section>
      <text:h text:style-name="P13" text:outline-level="4">Paso 2: Crear el archivo del repositorio</text:h>
      <text:p text:style-name="P22">Crea un archivo de repositorio para MongoDB:</text:p>
      <text:p text:style-name="P24"/>
      <text:section text:style-name="Sect1" text:name="code-textarea-dc348458-9a33-4081-bea0-5b0bd04f6d24-53">
        <text:p text:style-name="P24">sudo nano /etc/yum.repos.d/mongodb-org-7.0.repo</text:p>
      </text:section>
      <text:section text:style-name="Sect1" text:name="plt-canvas-dc348458-9a33-4081-bea0-5b0bd04f6d24-53">
        <text:p text:style-name="P24"/>
        <text:p text:style-name="P60">Nota del profe: JAJAJAJAJAJAJAJAJAJAJAJAJAJA ….. usar nano? </text:p>
      </text:section>
      <text:p text:style-name="P22">Agrega el siguiente contenido al archivo:</text:p>
      <text:section text:style-name="Sect1" text:name="code-textarea-dc348458-9a33-4081-bea0-5b0bd04f6d24-56">
        <text:p text:style-name="P23"/>
        <text:p text:style-name="P23">[mongodb-org-7.0]</text:p>
        <text:p text:style-name="P23">name=MongoDB Repository</text:p>
        <text:p text:style-name="P23">baseurl=https://repo.mongodb.org/yum/redhat/$releasever/mongodb-org/7.0/x86_64/</text:p>
        <text:p text:style-name="P23"><text:soft-page-break/>gpgcheck=1</text:p>
        <text:p text:style-name="P23">enabled=1</text:p>
        <text:p text:style-name="P23">gpgkey=https://www.mongodb.org/static/pgp/server-7.0.asc</text:p>
      </text:section>
      <text:section text:style-name="Sect1" text:name="plt-canvas-dc348458-9a33-4081-bea0-5b0bd04f6d24-56">
        <text:p text:style-name="P22"/>
      </text:section>
      <text:p text:style-name="P22">Guarda y cierra el archivo.</text:p>
      <text:h text:style-name="P13" text:outline-level="4">Paso 3: Instalar MongoDB</text:h>
      <text:p text:style-name="P22">Instala MongoDB utilizando el siguiente comando:</text:p>
      <text:p text:style-name="P24"/>
      <text:section text:style-name="Sect1" text:name="code-textarea-dc348458-9a33-4081-bea0-5b0bd04f6d24-62">
        <text:p text:style-name="P24">sudo dnf install -y mongodb-org</text:p>
      </text:section>
      <text:section text:style-name="Sect1" text:name="plt-canvas-dc348458-9a33-4081-bea0-5b0bd04f6d24-62">
        <text:p text:style-name="P24"/>
      </text:section>
      <text:h text:style-name="P13" text:outline-level="4">Paso 4: Iniciar y habilitar el servicio</text:h>
      <text:p text:style-name="P22">Inicia el servicio de MongoDB y configúralo para que se inicie automáticamente al arrancar el sistema:</text:p>
      <text:p text:style-name="P24"/>
      <text:section text:style-name="Sect1" text:name="code-textarea-dc348458-9a33-4081-bea0-5b0bd04f6d24-66">
        <text:p text:style-name="P24">sudo systemctl start mongod</text:p>
        <text:p text:style-name="P24">sudo systemctl enable mongod</text:p>
      </text:section>
      <text:section text:style-name="Sect1" text:name="plt-canvas-dc348458-9a33-4081-bea0-5b0bd04f6d24-66">
        <text:p text:style-name="P24"/>
      </text:section>
      <text:h text:style-name="P13" text:outline-level="4">Paso 5: Verificar el estado del servicio</text:h>
      <text:p text:style-name="P22">Verifica que MongoDB esté funcionando correctamente:</text:p>
      <text:p text:style-name="P24"/>
      <text:section text:style-name="Sect1" text:name="code-textarea-dc348458-9a33-4081-bea0-5b0bd04f6d24-70">
        <text:p text:style-name="P24">sudo systemctl status mongod</text:p>
      </text:section>
      <text:section text:style-name="Sect1" text:name="plt-canvas-dc348458-9a33-4081-bea0-5b0bd04f6d24-70">
        <text:p text:style-name="P24"/>
      </text:section>
      <text:h text:style-name="P13" text:outline-level="4">Paso 6: Acceder a MongoDB</text:h>
      <text:p text:style-name="P22">Para acceder a la consola de MongoDB, ejecuta:</text:p>
      <text:p text:style-name="P24"/>
      <text:section text:style-name="Sect1" text:name="code-textarea-dc348458-9a33-4081-bea0-5b0bd04f6d24-74">
        <text:p text:style-name="P24">mongosh</text:p>
      </text:section>
      <text:p text:style-name="P55"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18:12:17.831897725</dc:date>
    <meta:editing-duration>PT54M21S</meta:editing-duration>
    <meta:editing-cycles>7</meta:editing-cycles>
    <meta:generator>LibreOffice/24.2.2.2$Linux_X86_64 LibreOffice_project/d56cc158d8a96260b836f100ef4b4ef25d6f1a01</meta:generator>
    <meta:print-date>2025-03-18T18:01:48.869363357</meta:print-date>
    <meta:printed-by>Archivos PDF</meta:printed-by>
    <meta:document-statistic meta:table-count="0" meta:image-count="0" meta:object-count="0" meta:page-count="4" meta:paragraph-count="80" meta:word-count="625" meta:character-count="4343" meta:non-whitespace-character-count="3809"/>
  </office:meta>
</office:document-meta>
</file>